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fo:margin-left="0cm" fo:margin-right="-0.005cm" fo:break-before="page" table:align="margins"/>
    </style:style>
    <style:style style:name="Table5.A" style:family="table-column">
      <style:table-column-properties style:rel-column-width="23842*"/>
    </style:style>
    <style:style style:name="Table5.B" style:family="table-column">
      <style:table-column-properties style:rel-column-width="23257*"/>
    </style:style>
    <style:style style:name="Table5.C" style:family="table-column">
      <style:table-column-properties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table:align="margins"/>
    </style:style>
    <style:style style:name="Table37.A" style:family="table-column">
      <style:table-column-properties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table:align="margins"/>
    </style:style>
    <style:style style:name="Table38.A" style:family="table-column">
      <style:table-column-properties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table:align="margins"/>
    </style:style>
    <style:style style:name="Table40.A" style:family="table-column">
      <style:table-column-properties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fo:margin-left="0cm" fo:margin-right="-0.005cm" table:align="margins"/>
    </style:style>
    <style:style style:name="Table10.A" style:family="table-column">
      <style:table-column-properties style:rel-column-width="6799*"/>
    </style:style>
    <style:style style:name="Table10.B" style:family="table-column">
      <style:table-column-properties style:rel-column-width="7194*"/>
    </style:style>
    <style:style style:name="Table10.C" style:family="table-column">
      <style:table-column-properties style:rel-column-width="7095*"/>
    </style:style>
    <style:style style:name="Table10.D" style:family="table-column">
      <style:table-column-properties style:rel-column-width="7588*"/>
    </style:style>
    <style:style style:name="Table10.E" style:family="table-column">
      <style:table-column-properties style:rel-column-width="7982*"/>
    </style:style>
    <style:style style:name="Table10.F" style:family="table-column">
      <style:table-column-properties style:rel-column-width="7010*"/>
    </style:style>
    <style:style style:name="Table10.G" style:family="table-column">
      <style:table-column-properties style:rel-column-width="7279*"/>
    </style:style>
    <style:style style:name="Table10.I" style:family="table-column">
      <style:table-column-properties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table:align="margins"/>
    </style:style>
    <style:style style:name="Table52.A" style:family="table-column">
      <style:table-column-properties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table:align="margins"/>
    </style:style>
    <style:style style:name="Table54.A" style:family="table-column">
      <style:table-column-properties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fo:margin-left="0cm" fo:margin-right="-0.005cm" table:align="margins" style:may-break-between-rows="true"/>
    </style:style>
    <style:style style:name="Table53.A" style:family="table-column">
      <style:table-column-properties style:rel-column-width="15275*"/>
    </style:style>
    <style:style style:name="Table53.B" style:family="table-column">
      <style:table-column-properties style:rel-column-width="15169*"/>
    </style:style>
    <style:style style:name="Table53.C" style:family="table-column">
      <style:table-column-properties style:rel-column-width="15373*"/>
    </style:style>
    <style:style style:name="Table53.D" style:family="table-column">
      <style:table-column-properties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table:align="margins"/>
    </style:style>
    <style:style style:name="Table55.A" style:family="table-column">
      <style:table-column-properties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Heading_20_2" style:list-style-name=""/>
    <style:style style:name="P145" style:family="paragraph" style:parent-style-name="Heading_20_2">
      <style:paragraph-properties fo:break-before="page"/>
    </style:style>
    <style:style style:name="P146" style:family="paragraph" style:parent-style-name="Heading_20_2">
      <style:paragraph-properties fo:break-before="page"/>
      <style:text-properties fo:font-style="normal" style:font-style-asian="normal" style:font-style-complex="normal"/>
    </style:style>
    <style:style style:name="P147" style:family="paragraph" style:parent-style-name="Heading_20_3">
      <style:text-properties fo:color="#000000"/>
    </style:style>
    <style:style style:name="P148" style:family="paragraph" style:parent-style-name="Heading_20_3">
      <style:text-properties fo:font-style="normal" style:font-style-asian="normal" style:font-style-complex="normal"/>
    </style:style>
    <style:style style:name="P149" style:family="paragraph" style:parent-style-name="Heading_20_3">
      <style:paragraph-properties fo:break-before="page"/>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665669000"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716413826"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298928312"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543373703"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711174364"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5"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6"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911316475"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400930493"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817659030"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626180322"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762671611"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5"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5">View</text:span></text:p></draw:rect><draw:rect draw:style-name="gr2" draw:text-style-name="P161" svg:width="3.541cm" svg:height="2.188cm" svg:x="7.274cm" svg:y="2.046cm"><text:p text:style-name="P160"><text:span text:style-name="T65">Controller</text:span></text:p></draw:rect><draw:rect draw:style-name="gr2" draw:text-style-name="P161" svg:width="3.537cm" svg:height="2.188cm" svg:x="10.814cm" svg:y="5.872cm"><text:p text:style-name="P160"><text:span text:style-name="T65">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5">1</text:span></text:p></draw:ellipse><draw:ellipse draw:style-name="gr2" draw:text-style-name="P161" svg:width="0.59cm" svg:height="0.548cm" svg:x="11.404cm" svg:y="4.234cm"><text:p text:style-name="P160"><text:span text:style-name="T65">2</text:span></text:p></draw:ellipse><draw:ellipse draw:style-name="gr2" draw:text-style-name="P161" svg:width="0.59cm" svg:height="0.548cm" svg:x="6.685cm" svg:y="4.234cm"><text:p text:style-name="P160"><text:span text:style-name="T65">3</text:span></text:p></draw:ellipse><draw:ellipse draw:style-name="gr2" draw:text-style-name="P161" svg:width="0.592cm" svg:height="0.548cm" svg:x="3.145cm" svg:y="4.234cm"><text:p text:style-name="P160"><text:span text:style-name="T65">4</text:span></text:p></draw:ellipse></draw:g></text:p>
      <text:list xml:id="list1932955757"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5">Controller</text:span></text:p></draw:rect><draw:rect draw:style-name="gr2" draw:text-style-name="P161" svg:width="3.35cm" svg:height="2.262cm" svg:x="7.657cm" svg:y="2.681cm"><text:p text:style-name="P160"><text:span text:style-name="T65">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5">1</text:span></text:p></draw:ellipse><draw:ellipse draw:style-name="gr2" draw:text-style-name="P161" svg:width="0.56cm" svg:height="0.565cm" svg:x="9.477cm" svg:y="1.496cm"><text:p text:style-name="P160"><text:span text:style-name="T65">2</text:span></text:p></draw:ellipse><draw:ellipse draw:style-name="gr2" draw:text-style-name="P161" svg:width="0.558cm" svg:height="0.567cm" svg:x="11.066cm" svg:y="5.449cm"><text:p text:style-name="P160"><text:span text:style-name="T65">3</text:span></text:p></draw:ellipse><draw:ellipse draw:style-name="gr2" draw:text-style-name="P161" svg:width="0.558cm" svg:height="0.565cm" svg:x="6.775cm" svg:y="5.539cm"><text:p text:style-name="P160"><text:span text:style-name="T65">4</text:span></text:p></draw:ellipse><draw:rect draw:style-name="gr2" draw:text-style-name="P161" svg:width="3.35cm" svg:height="2.262cm" svg:x="7.332cm" svg:y="3.011cm"><text:p text:style-name="P160"><text:span text:style-name="T65">Books</text:span><text:span text:style-name="T65"><text:line-break/></text:span><text:span text:style-name="T65">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5">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6cm" svg:height="0.565cm" svg:x="3.512cm" svg:y="5.539cm"><text:p text:style-name="P160"><text:span text:style-name="T65">5</text:span></text:p></draw:ellipse></draw:g></text:p>
      <text:list xml:id="list355574562"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810018932"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5">View</text:span></text:p></draw:rect><draw:rect draw:style-name="gr2" draw:text-style-name="P161" svg:width="3.345cm" svg:height="2.109cm" svg:x="3.581cm" svg:y="0.668cm"><text:p text:style-name="P160"><text:span text:style-name="T65">Controller</text:span></text:p></draw:rect><draw:rect draw:style-name="gr2" draw:text-style-name="P161" svg:width="3.347cm" svg:height="2.107cm" svg:x="6.925cm" svg:y="4.356cm"><text:p text:style-name="P160"><text:span text:style-name="T65">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2000193357"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282650641"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322949024"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028162415"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265032812"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465671930"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9" text:outline-level="3">Putting it all together: Retrieving a Record</text:h>
      <text:p text:style-name="Text_20_body">To recall, our basic flow for this program is:</text:p>
      <text:list xml:id="list140354465" text:continue-list="list1322949024"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5">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5">2</text:span></text:p></draw:circle><draw:ellipse draw:style-name="gr2" draw:text-style-name="P161" svg:width="0.526cm" svg:height="0.521cm" svg:x="10.786cm" svg:y="4.087cm"><text:p text:style-name="P160"><text:span text:style-name="T65">3</text:span></text:p></draw:ellipse><draw:ellipse draw:style-name="gr2" draw:text-style-name="P161" svg:width="0.526cm" svg:height="0.521cm" svg:x="6.759cm" svg:y="4.17cm"><text:p text:style-name="P160"><text:span text:style-name="T65">4</text:span></text:p></draw:ellipse><draw:rect draw:style-name="gr2" draw:text-style-name="P162" svg:width="3.144cm" svg:height="2.084cm" svg:x="7.285cm" svg:y="1.838cm"><text:p text:style-name="P160"><text:span text:style-name="T66">Books</text:span><text:span text:style-name="T66"><text:line-break/></text:span><text:span text:style-name="T66">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6">Display</text:span><text:span text:style-name="T66"><text:line-break/></text:span><text:span text:style-name="T66">Book</text:span><text:span text:style-name="T66"><text:line-break/></text:span><text:span text:style-name="T66">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1" svg:width="0.525cm" svg:height="0.521cm" svg:x="3.695cm" svg:y="4.17cm"><text:p text:style-name="P160"><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5">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6">3</text:span></text:p></draw:ellipse><draw:rect draw:style-name="gr2" draw:text-style-name="P162" svg:width="3.29cm" svg:height="2.001cm" svg:x="2.418cm" svg:y="0.765cm"><text:p text:style-name="P160"><text:span text:style-name="T66">Action </text:span></text:p><text:p text:style-name="P160"><text:span text:style-name="T66">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51cm" svg:height="0.5cm" svg:x="7.062cm" svg:y="0.423cm"><text:p text:style-name="P160"><text:span text:style-name="T66">1</text:span></text:p></draw:ellipse><draw:ellipse draw:style-name="gr2" draw:text-style-name="P162" svg:width="0.551cm" svg:height="0.5cm" svg:x="12.837cm" svg:y="0.266cm"><text:p text:style-name="P160"><text:span text:style-name="T66">2</text:span></text:p></draw:ellipse></draw:g></text:p>
      <text:p text:style-name="Text_20_body"/>
      <text:p text:style-name="Text_20_body"/>
      <text:p text:style-name="Text_20_body"/>
      <text:list xml:id="list504790090"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930620637"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278568273"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401678233"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2091605428"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1403362509"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691611828"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078478958" text:continue-list="list1401678233"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311167177"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7"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7"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1110023706"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1609878581"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797932370"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7"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376176383"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105822729"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344621344"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652863491"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802405775" text:continue-list="list1105822729"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5"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626955229"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4" text:outline-level="2"/>
      <text:h text:style-name="P145"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033554504"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5"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394455115"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2005644518"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828972331"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5"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998394133"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5"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598591177"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7">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7">Line Item</text:span></text:p></draw:rect><draw:rect draw:style-name="gr2" draw:text-style-name="P165" svg:width="3.294cm" svg:height="1.872cm" svg:x="6.962cm" svg:y="1.343cm"><text:p text:style-name="P164"><text:span text:style-name="T67">product_id</text:span></text:p><text:p text:style-name="P164"><text:span text:style-name="T67">purchase_id</text:span></text:p></draw:rect><draw:rect draw:style-name="gr2" draw:text-style-name="P163" svg:width="3.292cm" svg:height="0.937cm" svg:x="12.448cm" svg:y="0.406cm"><text:p text:style-name="P160"><text:span text:style-name="T67">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7">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h text:style-name="Heading_20_2" text:outline-level="2"/>
      <text:p text:style-name="Text_20_body"/>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592203136" text:style-name="L42">
        <text:list-item>
          <text:p text:style-name="P122"><text:span text:style-name="Code">:null</text:span> – set this option to true if nulls are allowed for this field, false otherwise</text:p>
          <text:p text:style-name="P152"><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84243743"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386368806"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4">will create:</text:p>
          <text:p text:style-name="P153"><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422671542"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70">/db/migrate</text:span></text:p></draw:text-box></draw:frame><draw:rect draw:style-name="gr2" draw:text-style-name="P171" svg:width="5.081cm" svg:height="1.017cm" svg:x="9.657cm" svg:y="0.549cm"><text:p text:style-name="P160"><text:span text:style-name="T70">schema_migrations</text:span></text:p></draw:rect><draw:rect draw:style-name="gr19" draw:text-style-name="P169" svg:width="5.081cm" svg:height="1.652cm" svg:x="9.657cm" svg:y="1.565cm"><text:p text:style-name="P160"><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444653081"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539592878" text:style-name="L47">
        <text:list-item>
          <text:p text:style-name="P127"><text:span text:style-name="Code">count</text:span> – returns the number of records per group</text:p>
          <text:p text:style-name="P155">LineItem.group("purchase_id").count</text:p>
        </text:list-item>
        <text:list-item>
          <text:p text:style-name="P127"><text:span text:style-name="Code">average</text:span> – returns the average value of a specified field per group</text:p>
          <text:p text:style-name="P155">LineItem.group("purchase_id").average("cost")</text:p>
        </text:list-item>
        <text:list-item>
          <text:p text:style-name="P127"><text:span text:style-name="Code">sum</text:span> – returns the sum of the values of a specified field per group</text:p>
          <text:p text:style-name="P155">LineItem.group("purchase_id").sum("cost")</text:p>
        </text:list-item>
        <text:list-item>
          <text:p text:style-name="P127"><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281109005"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687444589"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983023504" text:style-name="L50">
        <text:list-item>
          <text:p text:style-name="P130"><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ext:soft-page-break/>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763657791"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595823922"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91866825"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2143094720"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517704399"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8"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1">model tests</text:span></text:p></draw:rect><draw:rect draw:style-name="gr19" draw:text-style-name="P173" svg:width="4.49cm" svg:height="0.477cm" svg:x="2.72cm" svg:y="1.162cm"><text:p text:style-name="P160"><text:span text:style-name="T72">red</text:span></text:p></draw:rect><draw:rect draw:style-name="gr19" draw:text-style-name="P174" svg:width="4.49cm" svg:height="0.479cm" svg:x="2.72cm" svg:y="1.638cm"><text:p text:style-name="P160"><text:span text:style-name="T73">green</text:span></text:p></draw:rect><draw:rect draw:style-name="gr19" draw:text-style-name="P166" svg:width="4.49cm" svg:height="0.477cm" svg:x="2.72cm" svg:y="2.116cm"><text:p text:style-name="P160"><text:span text:style-name="T68">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1">controller tests</text:span></text:p></draw:rect><draw:rect draw:style-name="gr19" draw:text-style-name="P173" svg:width="4.492cm" svg:height="0.479cm" svg:x="10.388cm" svg:y="1.217cm"><text:p text:style-name="P160"><text:span text:style-name="T72">red</text:span></text:p></draw:rect><draw:rect draw:style-name="gr19" draw:text-style-name="P174" svg:width="4.492cm" svg:height="0.475cm" svg:x="10.388cm" svg:y="1.695cm"><text:p text:style-name="P160"><text:span text:style-name="T73">green</text:span></text:p></draw:rect><draw:rect draw:style-name="gr19" draw:text-style-name="P166" svg:width="4.492cm" svg:height="0.481cm" svg:x="10.388cm" svg:y="2.169cm"><text:p text:style-name="P160"><text:span text:style-name="T68">refactor</text:span></text:p></draw:rect><draw:rect draw:style-name="gr19" draw:text-style-name="P172" svg:width="4.49cm" svg:height="0.477cm" svg:x="10.286cm" svg:y="4.064cm"><text:p text:style-name="P160"><text:span text:style-name="T71">view tests</text:span></text:p></draw:rect><draw:rect draw:style-name="gr19" draw:text-style-name="P173" svg:width="4.49cm" svg:height="0.479cm" svg:x="10.286cm" svg:y="4.54cm"><text:p text:style-name="P160"><text:span text:style-name="T72">red</text:span></text:p></draw:rect><draw:rect draw:style-name="gr19" draw:text-style-name="P174" svg:width="4.49cm" svg:height="0.479cm" svg:x="10.286cm" svg:y="5.018cm"><text:p text:style-name="P160"><text:span text:style-name="T73">green</text:span></text:p></draw:rect><draw:rect draw:style-name="gr19" draw:text-style-name="P166" svg:width="4.49cm" svg:height="0.475cm" svg:x="10.286cm" svg:y="5.496cm"><text:p text:style-name="P160"><text:span text:style-name="T68">refactor</text:span></text:p></draw:rect><draw:rect draw:style-name="gr19" draw:text-style-name="P172" svg:width="4.488cm" svg:height="0.479cm" svg:x="2.724cm" svg:y="4.117cm"><text:p text:style-name="P160"><text:span text:style-name="T71">integration tests</text:span></text:p></draw:rect><draw:rect draw:style-name="gr19" draw:text-style-name="P173" svg:width="4.488cm" svg:height="0.479cm" svg:x="2.724cm" svg:y="4.595cm"><text:p text:style-name="P160"><text:span text:style-name="T72">red</text:span></text:p></draw:rect><draw:rect draw:style-name="gr19" draw:text-style-name="P174" svg:width="4.488cm" svg:height="0.479cm" svg:x="2.724cm" svg:y="5.073cm"><text:p text:style-name="P160"><text:span text:style-name="T73">green</text:span></text:p></draw:rect><draw:rect draw:style-name="gr19" draw:text-style-name="P166" svg:width="4.488cm" svg:height="0.475cm" svg:x="2.724cm" svg:y="5.551cm"><text:p text:style-name="P160"><text:span text:style-name="T68">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1">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2">red</text:span></text:p></draw:rect><draw:rect draw:style-name="gr19" draw:text-style-name="P175" svg:width="3.608cm" svg:height="0.477cm" svg:x="0.934cm" svg:y="10.361cm"><text:p text:style-name="P160"><text:span text:style-name="T74">refactor</text:span></text:p></draw:rect><draw:rect draw:style-name="gr19" draw:text-style-name="P172" svg:width="3.61cm" svg:height="0.477cm" svg:x="7.221cm" svg:y="2.946cm"><text:p text:style-name="P160"><text:span text:style-name="T71">view tests</text:span></text:p></draw:rect><draw:rect draw:style-name="gr19" draw:text-style-name="P172" svg:width="3.611cm" svg:height="0.477cm" svg:x="10.13cm" svg:y="6.17cm"><text:p text:style-name="P160"><text:span text:style-name="T71">controller tests</text:span></text:p></draw:rect><draw:rect draw:style-name="gr19" draw:text-style-name="P173" svg:width="3.61cm" svg:height="0.475cm" svg:x="7.221cm" svg:y="3.422cm"><text:p text:style-name="P160"><text:span text:style-name="T72">red</text:span></text:p></draw:rect><draw:rect draw:style-name="gr19" draw:text-style-name="P174" svg:width="3.61cm" svg:height="0.479cm" svg:x="7.221cm" svg:y="3.897cm"><text:p text:style-name="P160"><text:span text:style-name="T73">green</text:span></text:p></draw:rect><draw:rect draw:style-name="gr19" draw:text-style-name="P175" svg:width="3.61cm" svg:height="0.475cm" svg:x="7.221cm" svg:y="4.375cm"><text:p text:style-name="P160"><text:span text:style-name="T74">refactor</text:span></text:p></draw:rect><draw:rect draw:style-name="gr19" draw:text-style-name="P173" svg:width="3.611cm" svg:height="0.479cm" svg:x="10.126cm" svg:y="6.646cm"><text:p text:style-name="P160"><text:span text:style-name="T72">red</text:span></text:p></draw:rect><draw:rect draw:style-name="gr19" draw:text-style-name="P174" svg:width="3.611cm" svg:height="0.475cm" svg:x="10.126cm" svg:y="7.124cm"><text:p text:style-name="P160"><text:span text:style-name="T73">green</text:span></text:p></draw:rect><draw:rect draw:style-name="gr19" draw:text-style-name="P175" svg:width="3.611cm" svg:height="0.477cm" svg:x="10.126cm" svg:y="7.599cm"><text:p text:style-name="P160"><text:span text:style-name="T74">refactor</text:span></text:p></draw:rect><draw:rect draw:style-name="gr19" draw:text-style-name="P173" svg:width="3.608cm" svg:height="0.479cm" svg:x="3.963cm" svg:y="6.646cm"><text:p text:style-name="P160"><text:span text:style-name="T72">red</text:span></text:p></draw:rect><draw:rect draw:style-name="gr19" draw:text-style-name="P174" svg:width="3.608cm" svg:height="0.475cm" svg:x="3.963cm" svg:y="7.124cm"><text:p text:style-name="P160"><text:span text:style-name="T73">green</text:span></text:p></draw:rect><draw:rect draw:style-name="gr19" draw:text-style-name="P175" svg:width="3.608cm" svg:height="0.477cm" svg:x="3.963cm" svg:y="7.599cm"><text:p text:style-name="P160"><text:span text:style-name="T74">refactor</text:span></text:p></draw:rect><draw:rect draw:style-name="gr19" draw:text-style-name="P174" svg:width="3.61cm" svg:height="0.477cm" svg:x="13.506cm" svg:y="10.266cm"><text:p text:style-name="P160"><text:span text:style-name="T73">green</text:span></text:p></draw:rect><draw:rect draw:style-name="gr19" draw:text-style-name="P172" svg:width="3.608cm" svg:height="0.477cm" svg:x="3.963cm" svg:y="6.17cm"><text:p text:style-name="P160"><text:span text:style-name="T71">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5">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5068cm 7.88555977182223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021cm 10.6626642087931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472988030"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664981596"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ext:soft-page-break/>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8">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9</meta:editing-cycles>
    <meta:editing-duration>P13DT12H50M49S</meta:editing-duration>
    <dc:title>Ruby on Rails 3.0</dc:title>
    <dc:date>2011-09-04T02:13:29</dc:date>
    <dc:creator>bry </dc:creator>
    <meta:generator>LibreOffice/3.3$Linux LibreOffice_project/330m19$Build-202</meta:generator>
    <meta:document-statistic meta:table-count="58" meta:image-count="68" meta:object-count="0" meta:page-count="183" meta:paragraph-count="2494" meta:word-count="42887" meta:character-count="286371"/>
  </office:meta>
</office:document-meta>
</file>